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3" table:default-cell-style-name="Default"/>
        <table:table-row table:style-name="ro2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3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  <table:table-cell office:value-type="string">
            <text:p>tes</text:p>
          </table:table-cell>
        </table:table-row>
        <table:table-row table:style-name="ro2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/>
          <table:table-cell office:value-type="string">
            <text:p>test</text:p>
          </table:table-cell>
        </table:table-row>
        <table:table-row table:style-name="ro2">
          <table:table-cell table:formula="of:=MATCH(&quot;test&quot;; [.R1:.R10]; 0)" office:value-type="float" office:value="4">
            <text:p>4</text:p>
          </table:table-cell>
          <table:table-cell table:formula="of:=MATCH(&quot;test&quot;; [.R1:.R10]; -1)" office:value-type="float" office:value="5">
            <text:p>5</text:p>
          </table:table-cell>
          <table:table-cell table:formula="of:=MATCH(&quot;testi&quot;; [.R1:.R10]; 0)" office:value-type="float" office:value="0">
            <text:p>#N/A</text:p>
          </table:table-cell>
          <table:table-cell table:formula="of:=MATCH(&quot;testi..&quot;; [.R1:.R10]; 0)" office:value-type="float" office:value="8">
            <text:p>8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string">
            <text:p>test</text:p>
          </table:table-cell>
        </table:table-row>
        <table:table-row table:style-name="ro2">
          <table:table-cell table:number-columns-repeated="14"/>
          <table:table-cell office:value-type="float" office:value="5">
            <text:p>5</text:p>
          </table:table-cell>
          <table:table-cell table:number-columns-repeated="2"/>
          <table:table-cell office:value-type="string">
            <text:p>t</text:p>
          </table:table-cell>
        </table:table-row>
        <table:table-row table:style-name="ro2">
          <table:table-cell table:number-columns-repeated="14"/>
          <table:table-cell office:value-type="string">
            <text:p>O5</text:p>
          </table:table-cell>
          <table:table-cell table:number-columns-repeated="2"/>
          <table:table-cell office:value-type="string">
            <text:p>a</text:p>
          </table:table-cell>
        </table:table-row>
        <table:table-row table:style-name="ro2">
          <table:table-cell table:number-columns-repeated="14"/>
          <table:table-cell office:value-type="string">
            <text:p>O4</text:p>
          </table:table-cell>
          <table:table-cell table:number-columns-repeated="2"/>
          <table:table-cell office:value-type="string">
            <text:p>testing</text:p>
          </table:table-cell>
        </table:table-row>
        <table:table-row table:style-name="ro2">
          <table:table-cell table:number-columns-repeated="17"/>
          <table:table-cell office:value-type="string">
            <text:p>testing2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2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6"/>
          <table:table-cell office:value-type="string">
            <text:p>ABS</text:p>
          </table:table-cell>
        </table:table-row>
        <table:table-row table:style-name="ro2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6"/>
          <table:table-cell office:value-type="string">
            <text:p>ACOS</text:p>
          </table:table-cell>
        </table:table-row>
        <table:table-row table:style-name="ro2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7"/>
          <table:table-cell office:value-type="string">
            <text:p>ACOSH</text:p>
          </table:table-cell>
        </table:table-row>
        <table:table-row table:style-name="ro2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6"/>
          <table:table-cell office:value-type="string">
            <text:p>ACOT</text:p>
          </table:table-cell>
        </table:table-row>
        <table:table-row table:style-name="ro2">
          <table:table-cell table:formula="of:=PI()" office:value-type="float" office:value="3.14159265358979">
            <text:p>3.1415926536</text:p>
          </table:table-cell>
          <table:table-cell table:number-columns-repeated="8"/>
          <table:table-cell office:value-type="string">
            <text:p>PI</text:p>
          </table:table-cell>
        </table:table-row>
        <table:table-row table:style-name="ro2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  <table:table-cell table:number-columns-repeated="3"/>
          <table:table-cell office:value-type="string">
            <text:p>ODD</text:p>
          </table:table-cell>
        </table:table-row>
        <table:table-row table:style-name="ro2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  <table:table-cell table:number-columns-repeated="3"/>
          <table:table-cell office:value-type="string">
            <text:p>EVEN</text:p>
          </table:table-cell>
        </table:table-row>
        <table:table-row table:style-name="ro2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6"/>
          <table:table-cell office:value-type="string">
            <text:p>BITAND</text:p>
          </table:table-cell>
        </table:table-row>
        <table:table-row table:style-name="ro2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7"/>
          <table:table-cell office:value-type="string">
            <text:p>BITOR</text:p>
          </table:table-cell>
        </table:table-row>
        <table:table-row table:style-name="ro2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7"/>
          <table:table-cell office:value-type="string">
            <text:p>BITXOR</text:p>
          </table:table-cell>
        </table:table-row>
        <table:table-row table:style-name="ro2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7"/>
          <table:table-cell office:value-type="string">
            <text:p>BITSHIFT</text:p>
          </table:table-cell>
        </table:table-row>
        <table:table-row table:style-name="ro2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7"/>
          <table:table-cell office:value-type="string">
            <text:p>BITLSHIFT</text:p>
          </table:table-cell>
        </table:table-row>
        <table:table-row table:style-name="ro2">
          <table:table-cell table:formula="of:=SIN(PI()/4)" office:value-type="float" office:value="0.707106781186547">
            <text:p>0.7071067812</text:p>
          </table:table-cell>
          <table:table-cell table:style-name="ce1" table:formula="of:=SIN(PI())" office:value-type="float" office:value="1.22464679914735E-016">
            <text:p>0.00</text:p>
          </table:table-cell>
          <table:table-cell table:number-columns-repeated="7"/>
          <table:table-cell office:value-type="string">
            <text:p>SIN</text:p>
          </table:table-cell>
        </table:table-row>
        <table:table-row table:style-name="ro2">
          <table:table-cell table:formula="of:=COS(PI()/4)" office:value-type="float" office:value="0.707106781186548">
            <text:p>0.7071067812</text:p>
          </table:table-cell>
          <table:table-cell table:formula="of:=COS(PI())" office:value-type="float" office:value="-1">
            <text:p>-1</text:p>
          </table:table-cell>
          <table:table-cell table:number-columns-repeated="7"/>
          <table:table-cell office:value-type="string">
            <text:p>COS</text:p>
          </table:table-cell>
        </table:table-row>
        <table:table-row table:style-name="ro2">
          <table:table-cell table:formula="of:=COUNTBLANK([.A1:.C13])" office:value-type="float" office:value="8">
            <text:p>8</text:p>
          </table:table-cell>
          <table:table-cell table:number-columns-repeated="8"/>
          <table:table-cell office:value-type="string">
            <text:p>COUNTBLANK</text:p>
          </table:table-cell>
        </table:table-row>
        <table:table-row table:style-name="ro2">
          <table:table-cell table:formula="of:=COUNTA([.B1:.B13])" office:value-type="float" office:value="12">
            <text:p>12</text:p>
          </table:table-cell>
          <table:table-cell table:number-columns-repeated="8"/>
          <table:table-cell office:value-type="string">
            <text:p>COUNTA</text:p>
          </table:table-cell>
        </table:table-row>
        <table:table-row table:style-name="ro2">
          <table:table-cell table:formula="of:=COUNT([.C1:.C13])" office:value-type="float" office:value="5">
            <text:p>5</text:p>
          </table:table-cell>
          <table:table-cell table:number-columns-repeated="8"/>
          <table:table-cell office:value-type="string">
            <text:p>COUNT</text:p>
          </table:table-cell>
        </table:table-row>
        <table:table-row table:style-name="ro2">
          <table:table-cell table:formula="of:=ROUND(1.234;1)" office:value-type="float" office:value="1.2">
            <text:p>1.2</text:p>
          </table:table-cell>
          <table:table-cell table:formula="of:=ROUND(1.2345;0)" office:value-type="float" office:value="1">
            <text:p>1</text:p>
          </table:table-cell>
          <table:table-cell table:formula="of:=ROUND(1.234;-1)" office:value-type="float" office:value="0">
            <text:p>0</text:p>
          </table:table-cell>
          <table:table-cell table:formula="of:=ROUND(951.23;-2)" office:value-type="float" office:value="1000">
            <text:p>1000</text:p>
          </table:table-cell>
          <table:table-cell table:number-columns-repeated="5"/>
          <table:table-cell office:value-type="string">
            <text:p>ROUND</text:p>
          </table:table-cell>
        </table:table-row>
        <table:table-row table:style-name="ro2">
          <table:table-cell table:formula="of:=SQRT(4)" office:value-type="float" office:value="2">
            <text:p>2</text:p>
          </table:table-cell>
          <table:table-cell table:formula="of:=SQRT(16)" office:value-type="float" office:value="4">
            <text:p>4</text:p>
          </table:table-cell>
          <table:table-cell table:formula="of:=SQRT(-1)" office:value-type="float" office:value="0">
            <text:p>Err:502</text:p>
          </table:table-cell>
          <table:table-cell table:number-columns-repeated="6"/>
          <table:table-cell office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2-10-18T11:51:27</dc:date>
    <meta:editing-duration>P3DT58M46S</meta:editing-duration>
    <meta:editing-cycles>15</meta:editing-cycles>
    <meta:generator>LibreOffice/3.5$Linux_X86_64 LibreOffice_project/350m1$Build-403</meta:generator>
    <dc:creator>Markus Mohrhard</dc:creator>
    <meta:document-statistic meta:table-count="4" meta:cell-count="201" meta:object-count="0"/>
  </office:meta>
</office:document-meta>
</file>